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MetadataOptions.isCheck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etadataOptions.setCheckmodified( Boolean isCheck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MetadataOptions.setChangingPattern( String changing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MetadataOptions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MetadataOptions.is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etadataOptions.getChangingMatch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etadataOptions.getChanging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etadataOptions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etadataOptions.setChangingMatcherName( String changingMatch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MetadataOptions.setNamespace(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